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01b5a2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2f19" officeooo:paragraph-rsid="0001b5a2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01b5a2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fr" fo:country="FR" officeooo:paragraph-rsid="0001b5a2"/>
    </style:style>
    <style:style style:name="P5" style:family="paragraph" style:parent-style-name="Table_20_Contents">
      <style:paragraph-properties fo:margin-top="0cm" fo:margin-bottom="0.499cm" loext:contextual-spacing="false"/>
      <style:text-properties fo:language="fr" fo:country="FR" officeooo:paragraph-rsid="0001b5a2"/>
    </style:style>
    <style:style style:name="P6" style:family="paragraph" style:parent-style-name="Table_20_Contents">
      <style:paragraph-properties fo:margin-top="0cm" fo:margin-bottom="0.499cm" loext:contextual-spacing="false"/>
      <style:text-properties officeooo:paragraph-rsid="0001b5a2"/>
    </style:style>
    <style:style style:name="P7" style:family="paragraph" style:parent-style-name="Text_20_body">
      <style:paragraph-properties fo:text-align="start" style:justify-single-word="false"/>
      <style:text-properties officeooo:paragraph-rsid="0001b5a2"/>
    </style:style>
    <style:style style:name="P8" style:family="paragraph" style:parent-style-name="Text_20_body">
      <style:text-properties officeooo:paragraph-rsid="0001b5a2"/>
    </style:style>
    <style:style style:name="P9" style:family="paragraph" style:parent-style-name="Table_20_Contents">
      <style:paragraph-properties fo:margin-top="0cm" fo:margin-bottom="0.499cm" loext:contextual-spacing="false"/>
      <style:text-properties officeooo:paragraph-rsid="0001b5a2"/>
    </style:style>
    <style:style style:name="T1" style:family="text">
      <style:text-properties fo:font-weight="normal" officeooo:rsid="000ce6a7" style:font-weight-asian="normal" style:font-weight-complex="normal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12f19"/>
    </style:style>
    <style:style style:name="T4" style:family="text">
      <style:text-properties fo:language="fr" fo:country="FR" officeooo:rsid="00100e0c"/>
    </style:style>
    <style:style style:name="T5" style:family="text">
      <style:text-properties fo:language="fr" fo:country="FR" officeooo:rsid="00027c2d"/>
    </style:style>
    <style:style style:name="T6" style:family="text">
      <style:text-properties fo:language="fr" fo:country="FR" officeooo:rsid="00043d7e"/>
    </style:style>
    <style:style style:name="T7" style:family="text">
      <style:text-properties fo:language="fr" fo:country="FR" officeooo:rsid="00072269"/>
    </style:style>
    <style:style style:name="T8" style:family="text">
      <style:text-properties fo:language="fr" fo:country="FR" officeooo:rsid="0009358d"/>
    </style:style>
    <style:style style:name="T9" style:family="text">
      <style:text-properties fo:language="fr" fo:country="FR" officeooo:rsid="0009bedd"/>
    </style:style>
    <style:style style:name="T10" style:family="text">
      <style:text-properties fo:language="fr" fo:country="FR" officeooo:rsid="000b41bc"/>
    </style:style>
    <style:style style:name="T11" style:family="text">
      <style:text-properties fo:language="fr" fo:country="FR" fo:font-weight="normal" officeooo:rsid="000b41bc" style:font-weight-asian="normal" style:font-weight-complex="normal"/>
    </style:style>
    <style:style style:name="T12" style:family="text">
      <style:text-properties fo:language="fr" fo:country="FR" officeooo:rsid="0001b5a2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fo:language="fr" fo:country="FR" officeooo:rsid="00051616"/>
    </style:style>
    <style:style style:name="T15" style:family="text">
      <style:text-properties officeooo:rsid="000b41bc"/>
    </style:style>
    <text:list-style style:name="L1">
      <text:list-level-style-bullet text:level="1" text:style-name="Character_20_style" style:num-suffix="." text:bullet-char="•">
        <style:list-level-properties text:space-before="0.748cm" text:min-label-width="0.499cm"/>
      </text:list-level-style-bullet>
      <text:list-level-style-bullet text:level="2" text:style-name="Character_20_style" style:num-suffix="." text:bullet-char="•">
        <style:list-level-properties text:space-before="1.995cm" text:min-label-width="0.499cm"/>
      </text:list-level-style-bullet>
      <text:list-level-style-bullet text:level="3" text:style-name="Character_20_style" style:num-suffix="." text:bullet-char="•">
        <style:list-level-properties text:space-before="3.242cm" text:min-label-width="0.499cm"/>
      </text:list-level-style-bullet>
      <text:list-level-style-bullet text:level="4" text:style-name="Character_20_style" style:num-suffix="." text:bullet-char="•">
        <style:list-level-properties text:space-before="4.489cm" text:min-label-width="0.499cm"/>
      </text:list-level-style-bullet>
      <text:list-level-style-bullet text:level="5" text:style-name="Character_20_style" style:num-suffix="." text:bullet-char="•">
        <style:list-level-properties text:space-before="5.736cm" text:min-label-width="0.499cm"/>
      </text:list-level-style-bullet>
      <text:list-level-style-bullet text:level="6" text:style-name="Character_20_style" style:num-suffix="." text:bullet-char="•">
        <style:list-level-properties text:space-before="6.983cm" text:min-label-width="0.499cm"/>
      </text:list-level-style-bullet>
      <text:list-level-style-bullet text:level="7" text:style-name="Character_20_style" style:num-suffix="." text:bullet-char="•">
        <style:list-level-properties text:space-before="8.23cm" text:min-label-width="0.499cm"/>
      </text:list-level-style-bullet>
      <text:list-level-style-bullet text:level="8" text:style-name="Character_20_style" style:num-suffix="." text:bullet-char="•">
        <style:list-level-properties text:space-before="9.478cm" text:min-label-width="0.499cm"/>
      </text:list-level-style-bullet>
      <text:list-level-style-bullet text:level="9" text:style-name="Character_20_style" style:num-suffix="." text:bullet-char="•">
        <style:list-level-properties text:space-before="10.725cm" text:min-label-width="0.499cm"/>
      </text:list-level-style-bullet>
      <text:list-level-style-bullet text:level="10" text:style-name="Character_20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Cas n°1</text:span></text:span><text:span text:style-name="T2"> : </text:span><text:span text:style-name="T3">La liste de</text:span><text:span text:style-name="T12">s menus</text:span><text:span text:style-name="T3"><text:line-break/><text:line-break/><text:line-break/></text:span></text:p>
      <text:p text:style-name="P7"><text:bookmark text:name="r-2111661"/><text:span text:style-name="Strong_20_Emphasis"><text:span text:style-name="T2">Nom :</text:span></text:span><text:span text:style-name="T2"> Consulter </text:span><text:span text:style-name="T3">liste </text:span><text:span text:style-name="T12">des menus</text:span><text:span text:style-name="T2"> (package « </text:span><text:span text:style-name="T12">Gestion des menus</text:span><text:span text:style-name="T2"> »)<text:line-break/></text:span><text:span text:style-name="Strong_20_Emphasis"><text:span text:style-name="T2">Acteur(s) :</text:span></text:span><text:span text:style-name="T2"> </text:span><text:span text:style-name="T12">Chef cuisinier, gestionnaire</text:span><text:span text:style-name="T2"><text:line-break/></text:span><text:span text:style-name="Strong_20_Emphasis"><text:span text:style-name="T2">Description :</text:span></text:span><text:span text:style-name="T2"> La consultation du catalogue doit être possible pour un </text:span><text:span text:style-name="T12">un chef cuisinier ainsi que pour les gérants</text:span><text:span text:style-name="T2"><text:line-break/></text:span><text:span text:style-name="Strong_20_Emphasis"><text:span text:style-name="T2">Auteur :</text:span></text:span><text:span text:style-name="T2"> </text:span><text:span text:style-name="T3">Kirill PETROV</text:span><text:span text:style-name="T2"><text:line-break/></text:span><text:span text:style-name="Strong_20_Emphasis"><text:span text:style-name="T2">Date(s) :</text:span></text:span><text:span text:style-name="T2"> </text:span><text:span text:style-name="T14">09</text:span><text:span text:style-name="T3">/</text:span><text:span text:style-name="T14">07</text:span><text:span text:style-name="T3">/2020</text:span><text:span text:style-name="T2">(</text:span><text:span text:style-name="T14">2</text:span><text:span text:style-name="T4">ème</text:span><text:span text:style-name="T2"> rédaction)</text:span></text:p>
      <text:p text:style-name="P8"><text:bookmark text:name="r-2130205"/><text:span text:style-name="Strong_20_Emphasis"><text:span text:style-name="T2">Pré-conditions :</text:span></text:span><text:span text:style-name="T2"> L’utilisateur doit être authentifié en tant qu’</text:span><text:span text:style-name="T12">administrateur</text:span><text:span text:style-name="T2"> <text:s/>(Cas d’utilisation « S’authentifier » – package « Authentification »)<text:line-break/></text:span><text:span text:style-name="Strong_20_Emphasis"><text:span text:style-name="T2">Démarrage :</text:span></text:span><text:span text:style-name="T2"> L’utilisateur a demandé la page « Consultation </text:span><text:span text:style-name="T3">des</text:span><text:span text:style-name="T2"> </text:span><text:span text:style-name="T12">menus</text:span><text:span text:style-name="T2"> »</text:span></text:p>
      <text:p text:style-name="P2"><text:line-break/></text:p>
      <text:p text:style-name="P3"><text:bookmark text:name="r-2111668"/><text:bookmark text:name="r-2111697"/><text:bookmark text:name="r-2111696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bookmark text:name="r-2111664"/><text:bookmark text:name="r-2111667"/><text:span text:style-name="Strong_20_Emphasis"><text:span text:style-name="T2">DESCRIPTION</text:span></text:span></text:p>
            <text:p text:style-name="P6"><text:bookmark text:name="r-2111665"/><text:span text:style-name="Strong_20_Emphasis"><text:span text:style-name="T2">Le scénario nominal :</text:span></text:span></text:p>
            <text:p text:style-name="P6"><text:bookmark text:name="r-2111666"/><text:span text:style-name="T2">1. </text:span><text:span text:style-name="T13">Le système</text:span><text:span text:style-name="T2"> affiche une page contenant la liste de</text:span><text:span text:style-name="T5">s </text:span><text:span text:style-name="T12">menus</text:span><text:span text:style-name="T2">.<text:line-break/>2. </text:span><text:span text:style-name="Emphasis"><text:span text:style-name="T2">L’utilisateur</text:span></text:span><text:span text:style-name="T2"> sélectionne un </text:span><text:span text:style-name="T5">des </text:span><text:span text:style-name="T12">menus</text:span><text:span text:style-name="T2">.<text:line-break/>3. </text:span><text:span text:style-name="Strong_20_Emphasis"><text:span text:style-name="T2">Le système</text:span></text:span><text:span text:style-name="T2"> recherche les </text:span><text:span text:style-name="T12">menus</text:span><text:span text:style-name="T5"> </text:span><text:span text:style-name="T2"><text:line-break/>4. </text:span><text:span text:style-name="Strong_20_Emphasis"><text:span text:style-name="T2">Le système</text:span></text:span><text:span text:style-name="T2"> affiche une description et une photo pour chaque </text:span><text:span text:style-name="T12">menu</text:span><text:span text:style-name="T2">.<text:line-break/>5. </text:span><text:span text:style-name="Emphasis"><text:span text:style-name="T2">L’utilisateur</text:span></text:span><text:span text:style-name="T2"> peut sélectionner un </text:span><text:span text:style-name="T12">menu</text:span><text:span text:style-name="T2"> parmi ceux affichés.<text:line-break/>6. </text:span><text:span text:style-name="Strong_20_Emphasis"><text:span text:style-name="T2">Le système</text:span></text:span><text:span text:style-name="T2"> affiche les informations détaillées du </text:span><text:span text:style-name="T12">menu</text:span><text:span text:style-name="T2"> choisi.<text:line-break/>7. </text:span><text:span text:style-name="Emphasis"><text:span text:style-name="T2">L’utilisateur</text:span></text:span><text:span text:style-name="T2"> peut ensuite quitter cette description détaillée.<text:line-break/>8. </text:span><text:span text:style-name="Strong_20_Emphasis"><text:span text:style-name="T2">Le système</text:span></text:span><text:span text:style-name="T2"> retourne à l’affichage des </text:span><text:span text:style-name="T12">menus</text:span><text:span text:style-name="T6"> </text:span><text:span text:style-name="T2">(retour à l’étape 4)</text:span><text:bookmark text:name="r-2111671"/><text:bookmark text:name="r-2111672"/></text:p>
          </table:table-cell>
        </table:table-row>
        <table:table-row>
          <table:table-cell table:style-name="Tableau1.A1" office:value-type="string">
            <text:p text:style-name="P6"><text:bookmark text:name="r-2111669"/><text:span text:style-name="Strong_20_Emphasis"><text:span text:style-name="T2">Les scénarios alternatifs</text:span></text:span></text:p>
            <text:p text:style-name="P6"><text:bookmark text:name="r-2111670"/><text:span text:style-name="T2">2.a </text:span><text:span text:style-name="Emphasis"><text:span text:style-name="T2">L’utilisateur</text:span></text:span><text:span text:style-name="T2"> décide de quitter la consultation d</text:span><text:span text:style-name="T7">e </text:span><text:span text:style-name="T12">menu</text:span><text:span text:style-name="T2"> choisie.<text:line-break/>2.b </text:span><text:span text:style-name="Emphasis"><text:span text:style-name="T2">L’utilisateur</text:span></text:span><text:span text:style-name="T2"> décide de quitter la consultation d</text:span><text:span text:style-name="T7">e liste des </text:span><text:span text:style-name="T12">menus</text:span><text:span text:style-name="T7">.</text:span><text:span text:style-name="T2"><text:line-break/>5.a L’utilisateur décider de quitter la consultation de </text:span><text:span text:style-name="T12">menu</text:span><text:span text:style-name="T8"> c</text:span><text:span text:style-name="T2">hoisi.<text:line-break/>5.b </text:span><text:span text:style-name="Emphasis"><text:span text:style-name="T2">L’utilisateur</text:span></text:span><text:span text:style-name="T2"> décide de quitter la consultation d</text:span><text:span text:style-name="T9">es </text:span><text:span text:style-name="T12">menus</text:span><text:span text:style-name="T2">.<text:line-break/>7.a </text:span><text:span text:style-name="Emphasis"><text:span text:style-name="T2">L’utilisateur</text:span></text:span><text:span text:style-name="T2"> décide de quitter la consultation de </text:span><text:span text:style-name="T12">menu</text:span><text:span text:style-name="T9"> </text:span><text:span text:style-name="T2">choisi.<text:line-break/>7.b L’utilisateur décide de quitter la </text:span><text:span text:style-name="T9">liste </text:span><text:span text:style-name="T10">des </text:span><text:span text:style-name="T12">menus</text:span><text:span text:style-name="T2">.</text:span><text:bookmark text:name="r-2111675"/><text:bookmark text:name="r-2111676"/></text:p>
          </table:table-cell>
        </table:table-row>
        <table:table-row>
          <table:table-cell table:style-name="Tableau1.A1" office:value-type="string">
            <text:p text:style-name="P6"><text:bookmark text:name="r-2111673"/><text:span text:style-name="Strong_20_Emphasis"><text:span text:style-name="T2">Fin : </text:span></text:span><text:span text:style-name="T2">Scénario nominal : aux étapes 2, 5 ou 7, sur décision de l’utilisateur</text:span></text:p>
            <text:p text:style-name="P6"><text:span text:style-name="T2"/></text:p>
          </table:table-cell>
        </table:table-row>
        <table:table-row>
          <table:table-cell table:style-name="Tableau1.A1" office:value-type="string">
            <text:p text:style-name="P6"><text:bookmark text:name="r-2111677"/><text:span text:style-name="Strong_20_Emphasis"><text:span text:style-name="T2">Post-conditions :</text:span></text:span><text:span text:style-name="T2">Aucun</text:span><text:bookmark text:name="r-2111683"/><text:bookmark text:name="r-2111684"/></text:p>
          </table:table-cell>
        </table:table-row>
        <text:soft-page-break/>
        <table:table-row>
          <table:table-cell table:style-name="Tableau1.A1" office:value-type="string">
            <text:p text:style-name="P6"/>
            <text:p text:style-name="P6"><text:span text:style-name="Strong_20_Emphasis"><text:span text:style-name="T2">COMPLEMENTS</text:span></text:span></text:p>
            <text:p text:style-name="P6"><text:bookmark text:name="r-2111681"/><text:span text:style-name="Strong_20_Emphasis"><text:span text:style-name="T2">Ergonomie </text:span></text:span></text:p>
            <text:p text:style-name="P5"><text:bookmark text:name="r-2111682"/>L’affichage de<text:span text:style-name="T15">s plats devrait se faire sur 2 colonnes chacun </text:span></text:p>
          </table:table-cell>
        </table:table-row>
        <table:table-row>
          <table:table-cell table:style-name="Tableau1.A1" office:value-type="string">
            <text:p text:style-name="P6"><text:bookmark text:name="r-2111685"/><text:span text:style-name="Strong_20_Emphasis"><text:span text:style-name="T2">Performance attendue </text:span></text:span></text:p>
            <text:p text:style-name="P5"><text:bookmark text:name="r-2111686"/>La recherche des <text:span text:style-name="T15">plats</text:span>, doit se faire de façon à afficher la page des <text:span text:style-name="T15">plats</text:span> en moins de 10 secondes.<text:bookmark text:name="r-2111694"/><text:bookmark text:name="r-2111695"/></text:p>
          </table:table-cell>
        </table:table-row>
        <table:table-row>
          <table:table-cell table:style-name="Tableau1.A1" office:value-type="string">
            <text:p text:style-name="P6"><text:bookmark text:name="r-2111689"/><text:span text:style-name="Strong_20_Emphasis"><text:span text:style-name="T2">Problèmes non résolus </text:span></text:span></text:p>
            <text:p text:style-name="P6"><text:span text:style-name="Strong_20_Emphasis"><text:span text:style-name="T11">Est-ce-qu’on doit afficher les desserts <text:s/>dans la liste des plat où gérer les desserts séparément ?</text:span></text:span></text:p>
          </table:table-cell>
        </table:table-row>
      </table:table>
      <text:p text:style-name="P3"/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7-09T17:37:59.636000000</dc:date>
    <meta:editing-duration>PT27M35S</meta:editing-duration>
    <meta:editing-cycles>4</meta:editing-cycles>
    <meta:document-statistic meta:table-count="1" meta:image-count="0" meta:object-count="0" meta:page-count="2" meta:paragraph-count="18" meta:word-count="292" meta:character-count="1877" meta:non-whitespace-character-count="1590"/>
  </office:meta>
</office:document-meta>
</file>